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4"/>
        <table:table-column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4</text:p>
          </table:table-cell>
          <table:table-cell table:style-name="ACE-2" office:value-type="float" office:value="68.63333333333334">
            <text:p>68.633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8780">
            <text:p>8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609999999999999">
            <text:p>79.61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3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3.083333333333336">
            <text:p>−53.083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960000000000001">
            <text:p>31.9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2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2.083333333333336">
            <text:p>−52.083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280000000000001">
            <text:p>20.28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0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98">
            <text:p>1.9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49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06666666666667">
            <text:p>−52.067</text:p>
          </table:table-cell>
          <table:table-cell table:style-name="ACE-0" office:value-type="float" office:value="2380">
            <text:p>2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200000000000001">
            <text:p>−2.62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48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06666666666667">
            <text:p>−52.067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200000000000001">
            <text:p>−2.62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9655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.75">
            <text:p>110.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2</text:p>
          </table:table-cell>
          <table:table-cell table:style-name="ACE-2" office:value-type="float" office:value="68.433333333333337">
            <text:p>68.433</text:p>
          </table:table-cell>
          <table:table-cell table:style-name="ACE-2" office:value-type="float" office:value="-52.950000000000003">
            <text:p>−52.950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7.73999999999999">
            <text:p>127.7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4</text:p>
          </table:table-cell>
          <table:table-cell table:style-name="ACE-2" office:value-type="float" office:value="68.533333333333331">
            <text:p>68.533</text:p>
          </table:table-cell>
          <table:table-cell table:style-name="ACE-2" office:value-type="float" office:value="-52.850000000000001">
            <text:p>−52.850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3.29000000000001">
            <text:p>113.29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1</text:p>
          </table:table-cell>
          <table:table-cell table:style-name="ACE-2" office:value-type="float" office:value="68.433333333333337">
            <text:p>68.433</text:p>
          </table:table-cell>
          <table:table-cell table:style-name="ACE-2" office:value-type="float" office:value="-52.966666666666669">
            <text:p>−52.967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7.090000000000003">
            <text:p>97.09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0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83333333333334">
            <text:p>−52.983</text:p>
          </table:table-cell>
          <table:table-cell table:style-name="ACE-0" office:value-type="float" office:value="8136">
            <text:p>8136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3</text:p>
          </table:table-cell>
          <table:table-cell table:style-name="ACE-2" office:value-type="float" office:value="68.533333333333331">
            <text:p>68.533</text:p>
          </table:table-cell>
          <table:table-cell table:style-name="ACE-2" office:value-type="float" office:value="-52.850000000000001">
            <text:p>−52.850</text:p>
          </table:table-cell>
          <table:table-cell table:style-name="ACE-0" office:value-type="float" office:value="6662">
            <text:p>6662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18">
            <text:p>31.18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39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83333333333334">
            <text:p>−52.983</text:p>
          </table:table-cell>
          <table:table-cell table:style-name="ACE-0" office:value-type="float" office:value="4397">
            <text:p>4397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4100000000000001">
            <text:p>7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38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50000000000003">
            <text:p>−52.950</text:p>
          </table:table-cell>
          <table:table-cell table:style-name="ACE-0" office:value-type="float" office:value="3988">
            <text:p>3988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8837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66666666666669">
            <text:p>−52.967</text:p>
          </table:table-cell>
          <table:table-cell table:style-name="ACE-0" office:value-type="float" office:value="218">
            <text:p>218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9000000000000001">
            <text:p>−0.89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string">
            <text:p>LongRoberts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7879</text:p>
          </table:table-cell>
          <table:table-cell table:style-name="ACE-2" office:value-type="float" office:value="69.760000000000005">
            <text:p>69.760</text:p>
          </table:table-cell>
          <table:table-cell table:style-name="ACE-2" office:value-type="float" office:value="-51.234999999999999">
            <text:p>−51.235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8.450000000000003">
            <text:p>68.45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544</text:p>
          </table:table-cell>
          <table:table-cell table:style-name="ACE-2" office:value-type="float" office:value="69.766999999999996">
            <text:p>69.767</text:p>
          </table:table-cell>
          <table:table-cell table:style-name="ACE-2" office:value-type="float" office:value="-51.232999999999997">
            <text:p>−51.233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909999999999997">
            <text:p>45.91</text:p>
          </table:table-cell>
          <table:table-cell table:style-name="ACE-0" office:value-type="float" office:value="0.38">
            <text:p>0.38</text:p>
          </table:table-cell>
          <table:table-cell table:style-name="ACE-0" office:value-type="float" office:value="0.38">
            <text:p>0.38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543</text:p>
          </table:table-cell>
          <table:table-cell table:style-name="ACE-2" office:value-type="float" office:value="69.774000000000001">
            <text:p>69.774</text:p>
          </table:table-cell>
          <table:table-cell table:style-name="ACE-2" office:value-type="float" office:value="-51.249000000000002">
            <text:p>−51.24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359999999999999">
            <text:p>24.36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748</text:p>
          </table:table-cell>
          <table:table-cell table:style-name="ACE-2" office:value-type="float" office:value="69.768000000000001">
            <text:p>69.768</text:p>
          </table:table-cell>
          <table:table-cell table:style-name="ACE-2" office:value-type="float" office:value="-51.255000000000003">
            <text:p>−51.255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109999999999999">
            <text:p>17.1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747</text:p>
          </table:table-cell>
          <table:table-cell table:style-name="ACE-2" office:value-type="float" office:value="69.768000000000001">
            <text:p>69.768</text:p>
          </table:table-cell>
          <table:table-cell table:style-name="ACE-2" office:value-type="float" office:value="-51.259999999999998">
            <text:p>−51.260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10457</text:p>
          </table:table-cell>
          <table:table-cell table:style-name="ACE-2" office:value-type="float" office:value="69.843999999999994">
            <text:p>69.844</text:p>
          </table:table-cell>
          <table:table-cell table:style-name="ACE-2" office:value-type="float" office:value="-51.094000000000001">
            <text:p>−51.094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10456</text:p>
          </table:table-cell>
          <table:table-cell table:style-name="ACE-2" office:value-type="float" office:value="69.843999999999994">
            <text:p>69.844</text:p>
          </table:table-cell>
          <table:table-cell table:style-name="ACE-2" office:value-type="float" office:value="-51.094000000000001">
            <text:p>−51.094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70</text:p>
          </table:table-cell>
          <table:table-cell table:style-name="ACE-2" office:value-type="float" office:value="69.123000000000005">
            <text:p>69.123</text:p>
          </table:table-cell>
          <table:table-cell table:style-name="ACE-2" office:value-type="float" office:value="-50.585999999999999">
            <text:p>−50.58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9</text:p>
          </table:table-cell>
          <table:table-cell table:style-name="ACE-2" office:value-type="float" office:value="69.122">
            <text:p>69.122</text:p>
          </table:table-cell>
          <table:table-cell table:style-name="ACE-2" office:value-type="float" office:value="-50.625">
            <text:p>−50.625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8</text:p>
          </table:table-cell>
          <table:table-cell table:style-name="ACE-2" office:value-type="float" office:value="69.114000000000004">
            <text:p>69.114</text:p>
          </table:table-cell>
          <table:table-cell table:style-name="ACE-2" office:value-type="float" office:value="-50.630000000000003">
            <text:p>−50.630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32">
            <text:p>43.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5</text:p>
          </table:table-cell>
          <table:table-cell table:style-name="ACE-2" office:value-type="float" office:value="69.122">
            <text:p>69.122</text:p>
          </table:table-cell>
          <table:table-cell table:style-name="ACE-2" office:value-type="float" office:value="-50.674999999999997">
            <text:p>−50.675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59">
            <text:p>30.59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71</text:p>
          </table:table-cell>
          <table:table-cell table:style-name="ACE-2" office:value-type="float" office:value="69.099999999999994">
            <text:p>69.100</text:p>
          </table:table-cell>
          <table:table-cell table:style-name="ACE-2" office:value-type="float" office:value="-50.625">
            <text:p>−50.625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6</text:p>
          </table:table-cell>
          <table:table-cell table:style-name="ACE-2" office:value-type="float" office:value="69.117000000000004">
            <text:p>69.117</text:p>
          </table:table-cell>
          <table:table-cell table:style-name="ACE-2" office:value-type="float" office:value="-50.682000000000002">
            <text:p>−50.682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ilt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15">
            <text:p>11.1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9167</text:p>
          </table:table-cell>
          <table:table-cell table:style-name="ACE-2" office:value-type="float" office:value="69.114000000000004">
            <text:p>69.114</text:p>
          </table:table-cell>
          <table:table-cell table:style-name="ACE-2" office:value-type="float" office:value="-50.665999999999997">
            <text:p>−50.666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78172</text:p>
          </table:table-cell>
          <table:table-cell table:style-name="ACE-2" office:value-type="float" office:value="69.120000000000005">
            <text:p>69.120</text:p>
          </table:table-cell>
          <table:table-cell table:style-name="ACE-2" office:value-type="float" office:value="-50.676000000000002">
            <text:p>−50.676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799999999999999">
            <text:p>−4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78173</text:p>
          </table:table-cell>
          <table:table-cell table:style-name="ACE-2" office:value-type="float" office:value="69.120000000000005">
            <text:p>69.120</text:p>
          </table:table-cell>
          <table:table-cell table:style-name="ACE-2" office:value-type="float" office:value="-50.676000000000002">
            <text:p>−50.676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799999999999999">
            <text:p>−4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8</text:p>
          </table:table-cell>
          <table:table-cell table:style-name="ACE-2" office:value-type="float" office:value="69.478999999999999">
            <text:p>69.479</text:p>
          </table:table-cell>
          <table:table-cell table:style-name="ACE-2" office:value-type="float" office:value="-50.706000000000003">
            <text:p>−50.706</text:p>
          </table:table-cell>
          <table:table-cell table:style-name="ACE-0" office:value-type="float" office:value="6814">
            <text:p>6814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.210000000000001">
            <text:p>41.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6</text:p>
          </table:table-cell>
          <table:table-cell table:style-name="ACE-2" office:value-type="float" office:value="69.501000000000005">
            <text:p>69.501</text:p>
          </table:table-cell>
          <table:table-cell table:style-name="ACE-2" office:value-type="float" office:value="-50.725999999999999">
            <text:p>−50.726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969999999999999">
            <text:p>31.9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7</text:p>
          </table:table-cell>
          <table:table-cell table:style-name="ACE-2" office:value-type="float" office:value="69.501000000000005">
            <text:p>69.501</text:p>
          </table:table-cell>
          <table:table-cell table:style-name="ACE-2" office:value-type="float" office:value="-50.712000000000003">
            <text:p>−50.712</text:p>
          </table:table-cell>
          <table:table-cell table:style-name="ACE-0" office:value-type="float" office:value="6113">
            <text:p>6113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6.079999999999998">
            <text:p>36.0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9</text:p>
          </table:table-cell>
          <table:table-cell table:style-name="ACE-2" office:value-type="float" office:value="68.668000000000006">
            <text:p>68.668</text:p>
          </table:table-cell>
          <table:table-cell table:style-name="ACE-2" office:value-type="float" office:value="-51.122">
            <text:p>−51.122</text:p>
          </table:table-cell>
          <table:table-cell table:style-name="ACE-0" office:value-type="float" office:value="8585">
            <text:p>858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9.109999999999999">
            <text:p>89.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8</text:p>
          </table:table-cell>
          <table:table-cell table:style-name="ACE-2" office:value-type="float" office:value="68.641999999999996">
            <text:p>68.642</text:p>
          </table:table-cell>
          <table:table-cell table:style-name="ACE-2" office:value-type="float" office:value="-51.078000000000003">
            <text:p>−51.078</text:p>
          </table:table-cell>
          <table:table-cell table:style-name="ACE-0" office:value-type="float" office:value="7741">
            <text:p>7741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560000000000002">
            <text:p>56.56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7</text:p>
          </table:table-cell>
          <table:table-cell table:style-name="ACE-2" office:value-type="float" office:value="68.661000000000001">
            <text:p>68.661</text:p>
          </table:table-cell>
          <table:table-cell table:style-name="ACE-2" office:value-type="float" office:value="-51.122999999999998">
            <text:p>−51.123</text:p>
          </table:table-cell>
          <table:table-cell table:style-name="ACE-0" office:value-type="float" office:value="6812">
            <text:p>6812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840000000000003">
            <text:p>35.8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6</text:p>
          </table:table-cell>
          <table:table-cell table:style-name="ACE-2" office:value-type="float" office:value="68.662000000000006">
            <text:p>68.662</text:p>
          </table:table-cell>
          <table:table-cell table:style-name="ACE-2" office:value-type="float" office:value="-51.106999999999999">
            <text:p>−51.107</text:p>
          </table:table-cell>
          <table:table-cell table:style-name="ACE-0" office:value-type="float" office:value="5682">
            <text:p>5682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4</text:p>
          </table:table-cell>
          <table:table-cell table:style-name="ACE-2" office:value-type="float" office:value="68.629000000000005">
            <text:p>68.629</text:p>
          </table:table-cell>
          <table:table-cell table:style-name="ACE-2" office:value-type="float" office:value="-50.963000000000001">
            <text:p>−50.963</text:p>
          </table:table-cell>
          <table:table-cell table:style-name="ACE-0" office:value-type="float" office:value="7414">
            <text:p>7414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5</text:p>
          </table:table-cell>
          <table:table-cell table:style-name="ACE-2" office:value-type="float" office:value="68.637">
            <text:p>68.637</text:p>
          </table:table-cell>
          <table:table-cell table:style-name="ACE-2" office:value-type="float" office:value="-50.982999999999997">
            <text:p>−50.983</text:p>
          </table:table-cell>
          <table:table-cell table:style-name="ACE-0" office:value-type="float" office:value="7733">
            <text:p>7733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380000000000003">
            <text:p>56.38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1</text:p>
          </table:table-cell>
          <table:table-cell table:style-name="ACE-2" office:value-type="float" office:value="68.623999999999995">
            <text:p>68.624</text:p>
          </table:table-cell>
          <table:table-cell table:style-name="ACE-2" office:value-type="float" office:value="-50.936">
            <text:p>−50.936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3.619999999999997">
            <text:p>43.62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0</text:p>
          </table:table-cell>
          <table:table-cell table:style-name="ACE-2" office:value-type="float" office:value="68.623000000000005">
            <text:p>68.623</text:p>
          </table:table-cell>
          <table:table-cell table:style-name="ACE-2" office:value-type="float" office:value="-50.923999999999999">
            <text:p>−50.924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.270000000000003">
            <text:p>33.2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3</text:p>
          </table:table-cell>
          <table:table-cell table:style-name="ACE-2" office:value-type="float" office:value="69.524000000000001">
            <text:p>69.524</text:p>
          </table:table-cell>
          <table:table-cell table:style-name="ACE-2" office:value-type="float" office:value="-53.722000000000001">
            <text:p>−53.722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650000000000006">
            <text:p>79.65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2</text:p>
          </table:table-cell>
          <table:table-cell table:style-name="ACE-2" office:value-type="float" office:value="69.519999999999996">
            <text:p>69.520</text:p>
          </table:table-cell>
          <table:table-cell table:style-name="ACE-2" office:value-type="float" office:value="-53.720999999999997">
            <text:p>−53.721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690000000000001">
            <text:p>26.69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1</text:p>
          </table:table-cell>
          <table:table-cell table:style-name="ACE-2" office:value-type="float" office:value="69.519999999999996">
            <text:p>69.520</text:p>
          </table:table-cell>
          <table:table-cell table:style-name="ACE-2" office:value-type="float" office:value="-53.804000000000002">
            <text:p>−53.804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56">
            <text:p>13.56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0</text:p>
          </table:table-cell>
          <table:table-cell table:style-name="ACE-2" office:value-type="float" office:value="69.522999999999996">
            <text:p>69.523</text:p>
          </table:table-cell>
          <table:table-cell table:style-name="ACE-2" office:value-type="float" office:value="-53.792000000000002">
            <text:p>−53.792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600000000000001">
            <text:p>2.06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6</text:p>
          </table:table-cell>
          <table:table-cell table:style-name="ACE-2" table:formula="of:=69+26.5/60" office:value-type="float" office:value="69.441666666666663">
            <text:p>69.442</text:p>
          </table:table-cell>
          <table:table-cell table:style-name="ACE-2" table:formula="of:=-(53+40/60)" office:value-type="float" office:value="-53.666666666666664">
            <text:p>−53.667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1995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05</text:p>
          </table:table-cell>
          <table:table-cell table:style-name="ACE-2" table:formula="of:=69+32/60" office:value-type="float" office:value="69.533333333333331">
            <text:p>69.533</text:p>
          </table:table-cell>
          <table:table-cell table:style-name="ACE-2" table:formula="of:=-(53+41/60)" office:value-type="float" office:value="-53.68333333333333">
            <text:p>−53.683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asal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oged1989,Rasch1997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2</text:p>
          </table:table-cell>
          <table:table-cell table:style-name="ACE-2" office:value-type="float" office:value="66.956999999999994">
            <text:p>66.957</text:p>
          </table:table-cell>
          <table:table-cell table:style-name="ACE-2" office:value-type="float" office:value="-53.707000000000001">
            <text:p>−53.707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90000000000001">
            <text:p>129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2</text:p>
          </table:table-cell>
          <table:table-cell table:style-name="ACE-2" office:value-type="float" office:value="66.978999999999999">
            <text:p>66.979</text:p>
          </table:table-cell>
          <table:table-cell table:style-name="ACE-2" office:value-type="float" office:value="-53.709000000000003">
            <text:p>−53.709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900000000000006">
            <text:p>9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1</text:p>
          </table:table-cell>
          <table:table-cell table:style-name="ACE-2" office:value-type="float" office:value="66.978999999999999">
            <text:p>66.979</text:p>
          </table:table-cell>
          <table:table-cell table:style-name="ACE-2" office:value-type="float" office:value="-53.709000000000003">
            <text:p>−53.709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900000000000006">
            <text:p>9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09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Empet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0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630">
            <text:p>86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0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485">
            <text:p>84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59</text:p>
          </table:table-cell>
          <table:table-cell table:style-name="ACE-2" office:value-type="float" office:value="66.935000000000002">
            <text:p>66.935</text:p>
          </table:table-cell>
          <table:table-cell table:style-name="ACE-2" office:value-type="float" office:value="-53.601999999999997">
            <text:p>−53.602</text:p>
          </table:table-cell>
          <table:table-cell table:style-name="ACE-0" office:value-type="float" office:value="7595">
            <text:p>759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9.799999999999997">
            <text:p>39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783</text:p>
          </table:table-cell>
          <table:table-cell table:style-name="ACE-2" office:value-type="float" office:value="66.947999999999993">
            <text:p>66.948</text:p>
          </table:table-cell>
          <table:table-cell table:style-name="ACE-2" office:value-type="float" office:value="-53.665999999999997">
            <text:p>−53.666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1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calce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0</text:p>
          </table:table-cell>
          <table:table-cell table:style-name="ACE-2" office:value-type="float" office:value="66.448999999999998">
            <text:p>66.449</text:p>
          </table:table-cell>
          <table:table-cell table:style-name="ACE-2" office:value-type="float" office:value="-53.598999999999997">
            <text:p>−53.599</text:p>
          </table:table-cell>
          <table:table-cell table:style-name="ACE-0" office:value-type="float" office:value="4975">
            <text:p>4975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074999999999999997">
            <text:p>0.075</text:p>
          </table:table-cell>
          <table:table-cell table:style-name="ACE-0" office:value-type="float" office:value="0.074999999999999997">
            <text:p>0.075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3</text:p>
          </table:table-cell>
          <table:table-cell table:style-name="ACE-2" office:value-type="float" office:value="66.450000000000003">
            <text:p>66.450</text:p>
          </table:table-cell>
          <table:table-cell table:style-name="ACE-2" office:value-type="float" office:value="-53.615000000000002">
            <text:p>−53.615</text:p>
          </table:table-cell>
          <table:table-cell table:style-name="ACE-0" office:value-type="float" office:value="4102">
            <text:p>410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6">
            <text:p>0.16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7228</text:p>
          </table:table-cell>
          <table:table-cell table:style-name="ACE-2" office:value-type="float" office:value="66.462000000000003">
            <text:p>66.462</text:p>
          </table:table-cell>
          <table:table-cell table:style-name="ACE-2" office:value-type="float" office:value="-53.625">
            <text:p>−53.625</text:p>
          </table:table-cell>
          <table:table-cell table:style-name="ACE-0" office:value-type="float" office:value="3268">
            <text:p>326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5</text:p>
          </table:table-cell>
          <table:table-cell table:style-name="ACE-2" office:value-type="float" office:value="66.451999999999998">
            <text:p>66.452</text:p>
          </table:table-cell>
          <table:table-cell table:style-name="ACE-2" office:value-type="float" office:value="-53.625999999999998">
            <text:p>−53.626</text:p>
          </table:table-cell>
          <table:table-cell table:style-name="ACE-0" office:value-type="float" office:value="2246">
            <text:p>224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7</text:p>
          </table:table-cell>
          <table:table-cell table:style-name="ACE-2" office:value-type="float" office:value="66.489000000000004">
            <text:p>66.489</text:p>
          </table:table-cell>
          <table:table-cell table:style-name="ACE-2" office:value-type="float" office:value="-53.595999999999997">
            <text:p>−53.596</text:p>
          </table:table-cell>
          <table:table-cell table:style-name="ACE-0" office:value-type="float" office:value="1363">
            <text:p>136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199999999999998">
            <text:p>−4.22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9</text:p>
          </table:table-cell>
          <table:table-cell table:style-name="ACE-2" office:value-type="float" office:value="66.474999999999994">
            <text:p>66.475</text:p>
          </table:table-cell>
          <table:table-cell table:style-name="ACE-2" office:value-type="float" office:value="-53.594000000000001">
            <text:p>−53.594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250000000000004">
            <text:p>−4.02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90</text:p>
          </table:table-cell>
          <table:table-cell table:style-name="ACE-2" office:value-type="float" office:value="66.474999999999994">
            <text:p>66.475</text:p>
          </table:table-cell>
          <table:table-cell table:style-name="ACE-2" office:value-type="float" office:value="-53.594000000000001">
            <text:p>−53.594</text:p>
          </table:table-cell>
          <table:table-cell table:style-name="ACE-0" office:value-type="float" office:value="2144">
            <text:p>214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250000000000004">
            <text:p>−4.02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6</text:p>
          </table:table-cell>
          <table:table-cell table:style-name="ACE-2" office:value-type="float" office:value="66.451999999999998">
            <text:p>66.452</text:p>
          </table:table-cell>
          <table:table-cell table:style-name="ACE-2" office:value-type="float" office:value="-53.625999999999998">
            <text:p>−53.626</text:p>
          </table:table-cell>
          <table:table-cell table:style-name="ACE-0" office:value-type="float" office:value="1258">
            <text:p>125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35">
            <text:p>−1.83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8</text:p>
          </table:table-cell>
          <table:table-cell table:style-name="ACE-2" office:value-type="float" office:value="66.489000000000004">
            <text:p>66.489</text:p>
          </table:table-cell>
          <table:table-cell table:style-name="ACE-2" office:value-type="float" office:value="-53.595999999999997">
            <text:p>−53.596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650000000000002">
            <text:p>−3.86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7</text:p>
          </table:table-cell>
          <table:table-cell table:style-name="ACE-2" table:formula="of:=60+40.012999999999998/60" office:value-type="float" office:value="60.666883333333331">
            <text:p>60.667</text:p>
          </table:table-cell>
          <table:table-cell table:style-name="ACE-2" table:formula="of:=-(46+10.606999999999999/60)" office:value-type="float" office:value="-46.176783333333333">
            <text:p>−46.177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5</text:p>
          </table:table-cell>
          <table:table-cell table:style-name="ACE-2" table:formula="of:=60+40.648000000000003/60" office:value-type="float" office:value="60.677466666666668">
            <text:p>60.677</text:p>
          </table:table-cell>
          <table:table-cell table:style-name="ACE-2" table:formula="of:=-(46+4.7069999999999999/60)" office:value-type="float" office:value="-46.078449999999997">
            <text:p>−46.078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Juniperus, Empetrum, Batrachium, <text:s/>Bryopsida, Nitella , 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489999999999998">
            <text:p>22.4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3</text:p>
          </table:table-cell>
          <table:table-cell table:style-name="ACE-2" table:formula="of:=60+40.667999999999999/60" office:value-type="float" office:value="60.677799999999998">
            <text:p>60.678</text:p>
          </table:table-cell>
          <table:table-cell table:style-name="ACE-2" table:formula="of:=-(46+5.2670000000000003/60)" office:value-type="float" office:value="-46.087783333333334">
            <text:p>−46.088</text:p>
          </table:table-cell>
          <table:table-cell table:style-name="ACE-0" office:value-type="float" office:value="8215">
            <text:p>82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ppuris, Batrachium, Nitella, Bryopsid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9">
            <text:p>12.4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0</text:p>
          </table:table-cell>
          <table:table-cell table:style-name="ACE-2" table:formula="of:=60+49.049999999999997/60" office:value-type="float" office:value="60.817500000000003">
            <text:p>60.818</text:p>
          </table:table-cell>
          <table:table-cell table:style-name="ACE-2" table:formula="of:=-(46+0.44600000000000001/60)" office:value-type="float" office:value="-46.007433333333331">
            <text:p>−46.007</text:p>
          </table:table-cell>
          <table:table-cell table:style-name="ACE-0" office:value-type="float" office:value="8404">
            <text:p>840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3899999999999997">
            <text:p>7.3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1</text:p>
          </table:table-cell>
          <table:table-cell table:style-name="ACE-2" table:formula="of:=60+49.049999999999997/60" office:value-type="float" office:value="60.817500000000003">
            <text:p>60.818</text:p>
          </table:table-cell>
          <table:table-cell table:style-name="ACE-2" table:formula="of:=-(46+0.44600000000000001/60)" office:value-type="float" office:value="-46.007433333333331">
            <text:p>−46.007</text:p>
          </table:table-cell>
          <table:table-cell table:style-name="ACE-0" office:value-type="float" office:value="8505">
            <text:p>85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 sil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3899999999999997">
            <text:p>7.3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60</text:p>
          </table:table-cell>
          <table:table-cell table:style-name="ACE-2" table:formula="of:=60+52.014000000000003/60" office:value-type="float" office:value="60.866900000000001">
            <text:p>60.867</text:p>
          </table:table-cell>
          <table:table-cell table:style-name="ACE-2" table:formula="of:=-(45+56.866/60)" office:value-type="float" office:value="-45.947766666666666">
            <text:p>−45.948</text:p>
          </table:table-cell>
          <table:table-cell table:style-name="ACE-0" office:value-type="float" office:value="8255">
            <text:p>82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re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899999999999999">
            <text:p>4.0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7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835">
            <text:p>78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Empetrum, Hippuris, Carex, Potamogeton Batrach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4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625">
            <text:p>76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6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955">
            <text:p>79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mpetrum, Potamogeton, Bryopsida, Carex Leaf, Batrach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8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5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7945">
            <text:p>79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tamogeton, Bryopsida, Empetrum, Juniperus Leaf, Salix , Hippuris, Carex, Isoetes Chironomidae Daphnia, Plumatel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3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3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ppuris , Empetrum, Potamogeton, Bryopsida Leaf, Twig, Vaccin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0</text:p>
          </table:table-cell>
          <table:table-cell table:style-name="ACE-2" table:formula="of:=61+7.319/60" office:value-type="float" office:value="61.121983333333333">
            <text:p>61.122</text:p>
          </table:table-cell>
          <table:table-cell table:style-name="ACE-2" table:formula="of:=-(45+37.710999999999999/60)" office:value-type="float" office:value="-45.62851666666667">
            <text:p>−45.629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Bryopsid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900000000000006">
            <text:p>9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8</text:p>
          </table:table-cell>
          <table:table-cell table:style-name="ACE-2" table:formula="of:=61+7.319/60" office:value-type="float" office:value="61.121983333333333">
            <text:p>61.122</text:p>
          </table:table-cell>
          <table:table-cell table:style-name="ACE-2" table:formula="of:=-(45+37.710999999999999/60)" office:value-type="float" office:value="-45.62851666666667">
            <text:p>−45.629</text:p>
          </table:table-cell>
          <table:table-cell table:style-name="ACE-0" office:value-type="float" office:value="9845">
            <text:p>98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Batrachium, Bryopsida, Nitella Potamogeton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900000000000006">
            <text:p>9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2</text:p>
          </table:table-cell>
          <table:table-cell table:style-name="ACE-2" office:value-type="float" office:value="60.040799999999997">
            <text:p>60.041</text:p>
          </table:table-cell>
          <table:table-cell table:style-name="ACE-2" office:value-type="float" office:value="-44.903300000000002">
            <text:p>−44.903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iperus communis, Empetrum <text:s text:c="55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2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3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6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849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2395">
            <text:p>239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ryopsida indet., Nitella, Empetrum, Isoetes, Daphnia, Juniperus, Chironomidae adul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6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ilty gyttja <text:s text:c="71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846</text:p>
          </table:table-cell>
          <table:table-cell table:style-name="ACE-2" office:value-type="float" office:value="60.189599999999999">
            <text:p>60.190</text:p>
          </table:table-cell>
          <table:table-cell table:style-name="ACE-2" office:value-type="float" office:value="-45.076000000000001">
            <text:p>−45.076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ryopsida indet., Nitella, Empetrum, Isoetes, Daphnia, Batrachium and Chironomidae <text:s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51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4375">
            <text:p>437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5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8085">
            <text:p>808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ilty gyttja <text:s text:c="71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320</text:p>
          </table:table-cell>
          <table:table-cell table:style-name="ACE-2" office:value-type="float" office:value="60.189599999999999">
            <text:p>60.190</text:p>
          </table:table-cell>
          <table:table-cell table:style-name="ACE-2" office:value-type="float" office:value="-45.076000000000001">
            <text:p>−45.076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8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50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8310">
            <text:p>83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48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8410">
            <text:p>84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1</text:p>
          </table:table-cell>
          <table:table-cell table:style-name="ACE-2" office:value-type="float" office:value="60.040799999999997">
            <text:p>60.041</text:p>
          </table:table-cell>
          <table:table-cell table:style-name="ACE-2" office:value-type="float" office:value="-44.903300000000002">
            <text:p>−44.903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Empetrum and Hippuris vulgaris <text:s text:c="53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5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8845">
            <text:p>88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6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7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9130">
            <text:p>91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8</text:p>
          </table:table-cell>
          <table:table-cell table:style-name="ACE-2" table:formula="of:=60+1.8500000000000001/60" office:value-type="float" office:value="60.030833333333334">
            <text:p>60.031</text:p>
          </table:table-cell>
          <table:table-cell table:style-name="ACE-2" table:formula="of:=-(44+54.82/60)" office:value-type="float" office:value="-44.913666666666664">
            <text:p>−44.914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. confervoides, E. nig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9</text:p>
          </table:table-cell>
          <table:table-cell table:style-name="ACE-2" table:formula="of:=60+1.98/60" office:value-type="float" office:value="60.033000000000001">
            <text:p>60.033</text:p>
          </table:table-cell>
          <table:table-cell table:style-name="ACE-2" table:formula="of:=-(44+55.890000000000001/60)" office:value-type="float" office:value="-44.9315">
            <text:p>−44.931</text:p>
          </table:table-cell>
          <table:table-cell table:style-name="ACE-0" office:value-type="float" office:value="8905">
            <text:p>89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. confervoides, H. vulgaris, E. nigrum, Bryum sp., W. exannul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4900000000000002">
            <text:p>2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2</text:p>
          </table:table-cell>
          <table:table-cell table:style-name="ACE-2" table:formula="of:=60+2.2000000000000002/60" office:value-type="float" office:value="60.036666666666669">
            <text:p>60.037</text:p>
          </table:table-cell>
          <table:table-cell table:style-name="ACE-2" table:formula="of:=-(44+55.369999999999997/60)" office:value-type="float" office:value="-44.922833333333337">
            <text:p>−44.923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B. confervoides, E. nig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4900000000000002">
            <text:p>9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7</text:p>
          </table:table-cell>
          <table:table-cell table:style-name="ACE-2" table:formula="of:=60+2.54/60" office:value-type="float" office:value="60.042333333333332">
            <text:p>60.042</text:p>
          </table:table-cell>
          <table:table-cell table:style-name="ACE-2" table:formula="of:=-(45+57.200000000000003/60)" office:value-type="float" office:value="-45.953333333333333">
            <text:p>−45.953</text:p>
          </table:table-cell>
          <table:table-cell table:style-name="ACE-0" office:value-type="float" office:value="9810">
            <text:p>98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W. exannul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489999999999998">
            <text:p>22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902</text:p>
          </table:table-cell>
          <table:table-cell table:style-name="ACE-2" table:formula="of:=60+4.8700000000000001/60" office:value-type="float" office:value="60.081166666666668">
            <text:p>60.081</text:p>
          </table:table-cell>
          <table:table-cell table:style-name="ACE-2" table:formula="of:=-(45+7.75/60)" office:value-type="float" office:value="-45.12916666666667">
            <text:p>−45.129</text:p>
          </table:table-cell>
          <table:table-cell table:style-name="ACE-0" office:value-type="float" office:value="10015">
            <text:p>1001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489999999999998">
            <text:p>24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4</text:p>
          </table:table-cell>
          <table:table-cell table:style-name="ACE-2" table:formula="of:=60+2.1600000000000001/60" office:value-type="float" office:value="60.036000000000001">
            <text:p>60.036</text:p>
          </table:table-cell>
          <table:table-cell table:style-name="ACE-2" table:formula="of:=-(44+57.560000000000002/60)" office:value-type="float" office:value="-44.959333333333333">
            <text:p>−44.959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D. pule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489999999999998">
            <text:p>28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4844</text:p>
          </table:table-cell>
          <table:table-cell table:style-name="ACE-2" table:formula="of:=59+58.869999999999997/60" office:value-type="float" office:value="59.981166666666667">
            <text:p>59.981</text:p>
          </table:table-cell>
          <table:table-cell table:style-name="ACE-2" table:formula="of:=-(45+10.76/60)" office:value-type="float" office:value="-45.179333333333332">
            <text:p>−45.179</text:p>
          </table:table-cell>
          <table:table-cell table:style-name="ACE-0" office:value-type="float" office:value="11665">
            <text:p>1166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ryum sp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489999999999998">
            <text:p>31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25</text:p>
          </table:table-cell>
          <table:table-cell table:style-name="ACE-2" table:formula="of:=60+54.399999999999999/60" office:value-type="float" office:value="60.906666666666666">
            <text:p>60.907</text:p>
          </table:table-cell>
          <table:table-cell table:style-name="ACE-2" table:formula="of:=-(46+4/60)" office:value-type="float" office:value="-46.06666666666667">
            <text:p>−46.067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 frag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25">
            <text:p>−8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498</text:p>
          </table:table-cell>
          <table:table-cell table:style-name="ACE-2" table:formula="of:=61+8.2669999999999995/60" office:value-type="float" office:value="61.137783333333331">
            <text:p>61.138</text:p>
          </table:table-cell>
          <table:table-cell table:style-name="ACE-2" table:formula="of:=-(45+39.366999999999997/60)" office:value-type="float" office:value="-45.656116666666669">
            <text:p>−45.656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layey algae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329999999999998">
            <text:p>23.3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andsalu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00</text:p>
          </table:table-cell>
          <table:table-cell table:style-name="ACE-2" table:formula="of:=61+8.1129999999999995/60" office:value-type="float" office:value="61.135216666666665">
            <text:p>61.135</text:p>
          </table:table-cell>
          <table:table-cell table:style-name="ACE-2" table:formula="of:=-(45+39.799999999999997/60)" office:value-type="float" office:value="-45.663333333333334">
            <text:p>−45.663</text:p>
          </table:table-cell>
          <table:table-cell table:style-name="ACE-0" office:value-type="float" office:value="8105">
            <text:p>81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rown mosses, Saxifraga, Draba, Polypodiaceae, 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4199999999999999">
            <text:p>9.4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Randsalu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21</text:p>
          </table:table-cell>
          <table:table-cell table:style-name="ACE-2" table:formula="of:=61+8.0500000000000007/60" office:value-type="float" office:value="61.134166666666665">
            <text:p>61.134</text:p>
          </table:table-cell>
          <table:table-cell table:style-name="ACE-2" table:formula="of:=-(45+39.200000000000003/60)" office:value-type="float" office:value="-45.653333333333336">
            <text:p>−45.653</text:p>
          </table:table-cell>
          <table:table-cell table:style-name="ACE-0" office:value-type="float" office:value="7305">
            <text:p>73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rown mos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199999999999996">
            <text:p>−4.0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redh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24</text:p>
          </table:table-cell>
          <table:table-cell table:style-name="ACE-2" table:formula="of:=61+8.0500000000000007/60" office:value-type="float" office:value="61.134166666666665">
            <text:p>61.134</text:p>
          </table:table-cell>
          <table:table-cell table:style-name="ACE-2" table:formula="of:=-(45+39.200000000000003/60)" office:value-type="float" office:value="-45.653333333333336">
            <text:p>−45.653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rown moss, Sphagnum sp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199999999999996">
            <text:p>−4.0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redh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8</text:p>
          </table:table-cell>
          <table:table-cell table:style-name="ACE-2" office:value-type="float" office:value="65.754999999999995">
            <text:p>65.755</text:p>
          </table:table-cell>
          <table:table-cell table:style-name="ACE-2" office:value-type="float" office:value="-37.273000000000003">
            <text:p>−37.273</text:p>
          </table:table-cell>
          <table:table-cell table:style-name="ACE-0" office:value-type="float" office:value="9659">
            <text:p>9659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6</text:p>
          </table:table-cell>
          <table:table-cell table:style-name="ACE-2" office:value-type="float" office:value="65.757000000000005">
            <text:p>65.757</text:p>
          </table:table-cell>
          <table:table-cell table:style-name="ACE-2" office:value-type="float" office:value="-37.268999999999998">
            <text:p>−37.269</text:p>
          </table:table-cell>
          <table:table-cell table:style-name="ACE-0" office:value-type="float" office:value="9376">
            <text:p>9376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5</text:p>
          </table:table-cell>
          <table:table-cell table:style-name="ACE-2" office:value-type="float" office:value="65.727000000000004">
            <text:p>65.727</text:p>
          </table:table-cell>
          <table:table-cell table:style-name="ACE-2" office:value-type="float" office:value="-37.295000000000002">
            <text:p>−37.295</text:p>
          </table:table-cell>
          <table:table-cell table:style-name="ACE-0" office:value-type="float" office:value="8523">
            <text:p>8523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4</text:p>
          </table:table-cell>
          <table:table-cell table:style-name="ACE-2" office:value-type="float" office:value="65.736000000000004">
            <text:p>65.736</text:p>
          </table:table-cell>
          <table:table-cell table:style-name="ACE-2" office:value-type="float" office:value="-37.267000000000003">
            <text:p>−37.267</text:p>
          </table:table-cell>
          <table:table-cell table:style-name="ACE-0" office:value-type="float" office:value="7594">
            <text:p>7594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499999999999996">
            <text:p>9.8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1</text:p>
          </table:table-cell>
          <table:table-cell table:style-name="ACE-2" office:value-type="float" office:value="65.727999999999994">
            <text:p>65.728</text:p>
          </table:table-cell>
          <table:table-cell table:style-name="ACE-2" office:value-type="float" office:value="-37.284999999999997">
            <text:p>−37.285</text:p>
          </table:table-cell>
          <table:table-cell table:style-name="ACE-0" office:value-type="float" office:value="7202">
            <text:p>7202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6500000000000004">
            <text:p>5.65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0</text:p>
          </table:table-cell>
          <table:table-cell table:style-name="ACE-2" office:value-type="float" office:value="65.727000000000004">
            <text:p>65.727</text:p>
          </table:table-cell>
          <table:table-cell table:style-name="ACE-2" office:value-type="float" office:value="-37.277999999999999">
            <text:p>−37.278</text:p>
          </table:table-cell>
          <table:table-cell table:style-name="ACE-0" office:value-type="float" office:value="5868">
            <text:p>586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W-172</text:p>
          </table:table-cell>
          <table:table-cell table:style-name="ACE-0" office:value-type="float" office:value="66.637">
            <text:p>66.637</text:p>
          </table:table-cell>
          <table:table-cell table:style-name="ACE-0" office:value-type="float" office:value="-52.427">
            <text:p>−52.427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63</text:p>
          </table:table-cell>
          <table:table-cell table:style-name="ACE-0" office:value-type="float" office:value="67.027000000000001">
            <text:p>67.027</text:p>
          </table:table-cell>
          <table:table-cell table:style-name="ACE-0" office:value-type="float" office:value="-51.406999999999996">
            <text:p>−51.407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Weidick1972,TenBrinkWeidick1974,vanTatenhoveEtal1996</text:p>
          </table:table-cell>
          <table:table-cell table:style-name="ACE-0" office:value-type="string">
            <text:p>Weidick, 1972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3522</text:p>
          </table:table-cell>
          <table:table-cell table:style-name="ACE-0" office:value-type="float" office:value="67.007000000000005">
            <text:p>67.007</text:p>
          </table:table-cell>
          <table:table-cell table:style-name="ACE-0" office:value-type="float" office:value="-50.686999999999998">
            <text:p>−50.687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vanTatenhoveEtal1996</text:p>
          </table:table-cell>
          <table:table-cell table:style-name="ACE-0" office:value-type="string">
            <text:p>this study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64</text:p>
          </table:table-cell>
          <table:table-cell table:style-name="ACE-0" office:value-type="float" office:value="67.027000000000001">
            <text:p>67.027</text:p>
          </table:table-cell>
          <table:table-cell table:style-name="ACE-0" office:value-type="float" office:value="-50.726999999999997">
            <text:p>−50.7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.5">
            <text:p>47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eidick1972,TenBrinkWeidick1974,vanTatenhoveEtal1996</text:p>
          </table:table-cell>
          <table:table-cell table:style-name="ACE-0" office:value-type="string">
            <text:p>Weidick, 1972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512</text:p>
          </table:table-cell>
          <table:table-cell table:style-name="ACE-0" office:value-type="float" office:value="67.007000000000005">
            <text:p>67.007</text:p>
          </table:table-cell>
          <table:table-cell table:style-name="ACE-0" office:value-type="float" office:value="-50.697000000000003">
            <text:p>−50.697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589</text:p>
          </table:table-cell>
          <table:table-cell table:style-name="ACE-0" office:value-type="float" office:value="67.037000000000006">
            <text:p>67.037</text:p>
          </table:table-cell>
          <table:table-cell table:style-name="ACE-0" office:value-type="float" office:value="-50.627000000000002">
            <text:p>−50.627</text:p>
          </table:table-cell>
          <table:table-cell table:style-name="ACE-0" office:value-type="float" office:value="6505">
            <text:p>650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506</text:p>
          </table:table-cell>
          <table:table-cell table:style-name="ACE-0" office:value-type="float" office:value="66.736999999999995">
            <text:p>66.737</text:p>
          </table:table-cell>
          <table:table-cell table:style-name="ACE-0" office:value-type="float" office:value="-51.476999999999997">
            <text:p>−51.477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715</text:p>
          </table:table-cell>
          <table:table-cell table:style-name="ACE-0" office:value-type="float" office:value="67.057000000000002">
            <text:p>67.057</text:p>
          </table:table-cell>
          <table:table-cell table:style-name="ACE-0" office:value-type="float" office:value="-50.567">
            <text:p>−50.567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eidick1972,TenBrinkWeidick1974,vanTatenhoveEtal1996</text:p>
          </table:table-cell>
          <table:table-cell table:style-name="ACE-0" office:value-type="string">
            <text:p>Weidick, 1972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510</text:p>
          </table:table-cell>
          <table:table-cell table:style-name="ACE-0" office:value-type="float" office:value="66.716999999999999">
            <text:p>66.717</text:p>
          </table:table-cell>
          <table:table-cell table:style-name="ACE-0" office:value-type="float" office:value="-51.436999999999998">
            <text:p>−51.437</text:p>
          </table:table-cell>
          <table:table-cell table:style-name="ACE-0" office:value-type="float" office:value="5615">
            <text:p>561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Sondr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587</text:p>
          </table:table-cell>
          <table:table-cell table:style-name="ACE-0" office:value-type="float" office:value="66.837000000000003">
            <text:p>66.837</text:p>
          </table:table-cell>
          <table:table-cell table:style-name="ACE-0" office:value-type="float" office:value="-50.106999999999999">
            <text:p>−50.107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nBrinkWeidick1974,TenBrink1975,vanTatenhoveEtal1996</text:p>
          </table:table-cell>
          <table:table-cell table:style-name="ACE-0" office:value-type="string">
            <text:p>Ten Brink, 1975</text:p>
          </table:table-cell>
          <table:table-cell table:number-columns-repeated="239" table:style-name="Gnumeric-default"/>
        </table:table-row>
        <table:table-row table:style-name="AROW-0" table:number-rows-repeated="6540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117">
          <gnm:selection gnm:start-col="0" gnm:start-row="117" gnm:end-col="16" gnm:end-row="126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7T12:16:02Z</dc:date>
    <meta:creation-date>2022-08-05T13:26:25Z</meta:creation-date>
    <meta:generator>gnumeric/1.12.46</meta:generator>
  </office:meta>
</office:document-meta>
</file>